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3E00000031C705272E96D9144A.png" manifest:media-type="image/png"/>
  <manifest:file-entry manifest:full-path="Pictures/100002010000003D00000035575F2A0AB7BC2CEB.png" manifest:media-type="image/png"/>
  <manifest:file-entry manifest:full-path="Pictures/100002010000003E00000031328523C22708263D.png" manifest:media-type="image/png"/>
  <manifest:file-entry manifest:full-path="Pictures/100002010000003D000000350F53DF741D2ACC93.png" manifest:media-type="image/png"/>
  <manifest:file-entry manifest:full-path="Pictures/10000201000000450000003025AEDEEC6D6E8FAE.png" manifest:media-type="image/png"/>
  <manifest:file-entry manifest:full-path="Pictures/1000020100000069000000381E73A56F5698B5E3.png" manifest:media-type="image/png"/>
  <manifest:file-entry manifest:full-path="Pictures/100002010000005600000050D8EF9886CB0A9DBF.png" manifest:media-type="image/png"/>
  <manifest:file-entry manifest:full-path="Pictures/100002010000004800000030102485516B4EE4F4.png" manifest:media-type="image/png"/>
  <manifest:file-entry manifest:full-path="Pictures/100002010000006C000000394FDDFA26ECCAA521.png" manifest:media-type="image/png"/>
  <manifest:file-entry manifest:full-path="Pictures/100002010000005C0000004D35387113DAEC8AFD.png" manifest:media-type="image/png"/>
  <manifest:file-entry manifest:full-path="Pictures/100002010000005A0000004F2B913769A3098F24.png" manifest:media-type="image/png"/>
  <manifest:file-entry manifest:full-path="Pictures/10000201000000430000002C714E53CD5BDFBC79.png" manifest:media-type="image/png"/>
  <manifest:file-entry manifest:full-path="Pictures/1000020100000058000000526CA269CF4EECA486.png" manifest:media-type="image/png"/>
  <manifest:file-entry manifest:full-path="Pictures/10000201000000460000003307D5D193ACFE5FB5.png" manifest:media-type="image/png"/>
  <manifest:file-entry manifest:full-path="Pictures/10000201000000550000004FE18156582A8E340B.png" manifest:media-type="image/png"/>
  <manifest:file-entry manifest:full-path="Pictures/100002010000005A0000004AD7D5D79A5F308902.png" manifest:media-type="image/png"/>
  <manifest:file-entry manifest:full-path="Pictures/10000201000000760000003A6478F80A308AF21B.png" manifest:media-type="image/png"/>
  <manifest:file-entry manifest:full-path="Pictures/1000020100000075000000369A801DB78E2B5AC5.png" manifest:media-type="image/png"/>
  <manifest:file-entry manifest:full-path="Pictures/100002010000004D0000004E2630245BBC890923.png" manifest:media-type="image/png"/>
  <manifest:file-entry manifest:full-path="Pictures/10000201000000770000003A5CF8753B32FD86A9.png" manifest:media-type="image/png"/>
  <manifest:file-entry manifest:full-path="Pictures/10000201000000430000002C956BA650ABB1A5BA.png" manifest:media-type="image/png"/>
  <manifest:file-entry manifest:full-path="Pictures/10000201000000580000004DC9B3BB586A9F6F28.png" manifest:media-type="image/png"/>
  <manifest:file-entry manifest:full-path="Pictures/10000201000000720000003AE1C377D6A4299F43.png" manifest:media-type="image/png"/>
  <manifest:file-entry manifest:full-path="Pictures/10000201000000570000004A29AB5A5DC286293B.png" manifest:media-type="image/png"/>
  <manifest:file-entry manifest:full-path="Pictures/10000201000000750000003DDA9B975D011D0BB1.png" manifest:media-type="image/png"/>
  <manifest:file-entry manifest:full-path="Pictures/1000020100000041000000359D2A6C32F55D64E9.png" manifest:media-type="image/png"/>
  <manifest:file-entry manifest:full-path="Pictures/10000201000000760000003C90AE319919A35E6C.png" manifest:media-type="image/png"/>
  <manifest:file-entry manifest:full-path="Pictures/100002010000004100000030085383B29320D617.png" manifest:media-type="image/png"/>
  <manifest:file-entry manifest:full-path="Pictures/10000201000000420000003277B024A125283A7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Abyssinica SIL1" svg:font-family="'Abyssinica SIL'" style:font-adornments="Bold" style:font-pitch="variable"/>
    <style:font-face style:name="Abyssinica SIL2" svg:font-family="'Abyssinica SIL'" style:font-adornments="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76cm" svg:stroke-color="#333333" draw:marker-start-width="0.418cm" draw:marker-end-width="0.418cm" draw:fill-color="#cccccc" draw:textarea-horizontal-align="justify" draw:textarea-vertical-align="middle" draw:auto-grow-height="false" fo:min-height="1.741cm" fo:min-width="8.19cm" fo:padding-top="0.162cm" fo:padding-bottom="0.162cm" fo:padding-left="0.287cm" fo:padding-right="0.287cm"/>
    </style:style>
    <style:style style:name="gr2" style:family="graphic" style:parent-style-name="standard">
      <style:graphic-properties draw:stroke="dash" draw:stroke-dash="Fine_20_Dashed" svg:stroke-width="0.076cm" svg:stroke-color="#333333" draw:marker-start-width="0.419cm" draw:marker-end-width="0.419cm" draw:fill-color="#eeeeee" draw:textarea-horizontal-align="justify" draw:textarea-vertical-align="middle" draw:auto-grow-height="false" fo:min-height="0.807cm" fo:min-width="0cm" fo:padding-top="0.163cm" fo:padding-bottom="0.163cm" fo:padding-left="0.288cm" fo:padding-right="0.288cm" draw:shadow-offset-x="0.203cm" draw:shadow-offset-y="0.203cm"/>
    </style:style>
    <style:style style:name="gr3" style:family="graphic" style:parent-style-name="standard">
      <style:graphic-properties draw:stroke="dash" draw:stroke-dash="Fine_20_Dashed" svg:stroke-width="0.076cm" svg:stroke-color="#808080" draw:marker-start-width="0.444cm" draw:marker-end-width="0.444cm" draw:fill-color="#ff6600" draw:opacity="50%" draw:textarea-horizontal-align="justify" draw:textarea-vertical-align="middle" draw:auto-grow-height="false" fo:min-height="0.944cm" fo:min-width="7.044cm" fo:padding-top="0.163cm" fo:padding-bottom="0.163cm" fo:padding-left="0.288cm" fo:padding-right="0.288cm" draw:shadow-opacity="50%"/>
    </style:style>
    <style:style style:name="gr4" style:family="graphic" style:parent-style-name="standard">
      <style:graphic-properties draw:stroke="dash" draw:stroke-dash="Fine_20_Dashed" svg:stroke-width="0.076cm" svg:stroke-color="#666666" draw:marker-start-width="0.419cm" draw:marker-end-width="0.419cm" draw:fill-color="#eeeeee" draw:textarea-horizontal-align="justify" draw:textarea-vertical-align="middle" draw:auto-grow-height="false" fo:min-height="6.532cm" fo:min-width="10.192cm" fo:padding-top="0.163cm" fo:padding-bottom="0.163cm" fo:padding-left="0.288cm" fo:padding-right="0.288cm" draw:shadow-offset-x="0.203cm" draw:shadow-offset-y="0.203cm"/>
    </style:style>
    <style:style style:name="gr5" style:family="graphic" style:parent-style-name="standard">
      <style:graphic-properties draw:stroke="none" svg:stroke-color="#000000" draw:fill="none" draw:fill-color="#ffffff" fo:min-height="0.893cm"/>
    </style:style>
    <style:style style:name="gr6" style:family="graphic" style:parent-style-name="standard">
      <style:graphic-properties svg:stroke-width="0.102cm" svg:stroke-color="#000000" draw:marker-start-width="0.509cm" draw:marker-end-width="0.509cm" draw:fill="none" draw:fill-color="#729fcf" draw:textarea-horizontal-align="justify" draw:textarea-vertical-align="middle" draw:auto-grow-height="false" fo:min-height="1.503cm" fo:min-width="5.492cm" fo:padding-top="0.176cm" fo:padding-bottom="0.176cm" fo:padding-left="0.301cm" fo:padding-right="0.301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color="#000000" draw:fill="solid" draw:fill-color="#ff6600" draw:fill-hatch-solid="true" draw:opacity="40%" draw:textarea-horizontal-align="justify" draw:textarea-vertical-align="middle" draw:auto-grow-height="false" fo:min-height="1.544cm" fo:min-width="5.593cm" draw:shadow-offset-x="0.203cm" draw:shadow-offset-y="0.203cm" draw:shadow-opacity="40%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dash" draw:stroke-dash="Fine_20_Dashed" svg:stroke-width="0.076cm" svg:stroke-color="#808080" draw:marker-start-width="0.419cm" draw:marker-end-width="0.419cm" draw:fill-color="#00ccff" draw:opacity="50%" draw:textarea-horizontal-align="justify" draw:textarea-vertical-align="middle" draw:auto-grow-height="false" fo:min-height="0.944cm" fo:min-width="7.044cm" fo:padding-top="0.163cm" fo:padding-bottom="0.163cm" fo:padding-left="0.288cm" fo:padding-right="0.288cm" draw:shadow-opacity="50%"/>
    </style:style>
    <style:style style:name="gr12" style:family="graphic" style:parent-style-name="standard">
      <style:graphic-properties draw:stroke="dash" draw:stroke-dash="Fine_20_Dashed" svg:stroke-width="0.076cm" svg:stroke-color="#666666" draw:marker-start-width="0.419cm" draw:marker-end-width="0.419cm" draw:fill-color="#eeeeee" draw:textarea-horizontal-align="justify" draw:textarea-vertical-align="middle" draw:auto-grow-height="false" fo:min-height="6.405cm" fo:min-width="10.192cm" fo:padding-top="0.163cm" fo:padding-bottom="0.163cm" fo:padding-left="0.288cm" fo:padding-right="0.288cm"/>
    </style:style>
    <style:style style:name="gr13" style:family="graphic" style:parent-style-name="standard">
      <style:graphic-properties svg:stroke-color="#000000" draw:fill="solid" draw:fill-color="#00ccff" draw:fill-hatch-solid="true" draw:opacity="40%" draw:textarea-horizontal-align="justify" draw:textarea-vertical-align="middle" draw:auto-grow-height="false" fo:min-height="1.544cm" fo:min-width="5.593cm" draw:shadow-offset-x="0.203cm" draw:shadow-offset-y="0.203cm" draw:shadow-opacity="40%"/>
    </style:style>
    <style:style style:name="gr14" style:family="graphic" style:parent-style-name="standard">
      <style:graphic-properties svg:stroke-color="#000000" draw:fill="hatch" draw:fill-hatch-name="Hatching_20_1" draw:textarea-horizontal-align="justify" draw:textarea-vertical-align="middle" draw:auto-grow-height="false" fo:min-height="1.274cm" fo:min-width="1.38cm"/>
    </style:style>
    <style:style style:name="gr15" style:family="graphic" style:parent-style-name="standard">
      <style:graphic-properties svg:stroke-color="#000000" draw:fill="hatch" draw:fill-hatch-name="Hatching_20_1" draw:textarea-horizontal-align="justify" draw:textarea-vertical-align="middle" draw:auto-grow-height="false" fo:min-height="1.274cm" fo:min-width="1.405cm"/>
    </style:style>
    <style:style style:name="gr16" style:family="graphic" style:parent-style-name="standard">
      <style:graphic-properties draw:stroke="dash" draw:stroke-dash="Fine_20_Dashed" svg:stroke-width="0.076cm" svg:stroke-color="#808080" draw:marker-start-width="0.419cm" draw:marker-end-width="0.419cm" draw:fill-color="#00ff66" draw:opacity="50%" draw:textarea-horizontal-align="justify" draw:textarea-vertical-align="middle" draw:auto-grow-height="false" fo:min-height="0.944cm" fo:min-width="7.044cm" fo:padding-top="0.163cm" fo:padding-bottom="0.163cm" fo:padding-left="0.288cm" fo:padding-right="0.288cm" draw:shadow-opacity="50%"/>
    </style:style>
    <style:style style:name="gr17" style:family="graphic" style:parent-style-name="standard">
      <style:graphic-properties draw:stroke="dash" draw:stroke-dash="Fine_20_Dashed" svg:stroke-width="0.076cm" svg:stroke-color="#666666" draw:marker-start-width="0.419cm" draw:marker-end-width="0.419cm" draw:fill-color="#eeeeee" draw:textarea-horizontal-align="justify" draw:textarea-vertical-align="middle" draw:auto-grow-height="false" fo:min-height="6.405cm" fo:min-width="10.219cm" fo:padding-top="0.163cm" fo:padding-bottom="0.163cm" fo:padding-left="0.288cm" fo:padding-right="0.288cm"/>
    </style:style>
    <style:style style:name="gr18" style:family="graphic" style:parent-style-name="standard">
      <style:graphic-properties svg:stroke-color="#000000" draw:fill="solid" draw:fill-color="#00ff66" draw:fill-hatch-solid="true" draw:opacity="40%" draw:textarea-horizontal-align="justify" draw:textarea-vertical-align="middle" draw:auto-grow-height="false" fo:min-height="1.544cm" fo:min-width="5.593cm" draw:shadow-offset-x="0.203cm" draw:shadow-offset-y="0.203cm" draw:shadow-opacity="40%"/>
    </style:style>
    <style:style style:name="gr19" style:family="graphic" style:parent-style-name="standard">
      <style:graphic-properties svg:stroke-width="0.102cm" svg:stroke-color="#000000" draw:marker-start-width="0.509cm" draw:marker-end-width="0.509cm" draw:fill="solid" draw:fill-color="#00ff66" draw:opacity="40%" draw:textarea-horizontal-align="justify" draw:textarea-vertical-align="middle" draw:auto-grow-height="false" fo:min-height="1.503cm" fo:min-width="5.492cm" fo:padding-top="0.176cm" fo:padding-bottom="0.176cm" fo:padding-left="0.301cm" fo:padding-right="0.301cm" draw:shadow-opacity="40%"/>
    </style:style>
    <style:style style:name="gr20" style:family="graphic" style:parent-style-name="standard">
      <style:graphic-properties svg:stroke-color="#000000" draw:fill="none" draw:fill-hatch-solid="true" draw:opacity="30%" draw:textarea-horizontal-align="justify" draw:textarea-vertical-align="middle" draw:auto-grow-height="false" fo:min-height="1.544cm" fo:min-width="5.593cm" draw:shadow-offset-x="0.203cm" draw:shadow-offset-y="0.203cm" draw:shadow-opacity="30%"/>
    </style:style>
    <style:style style:name="gr21" style:family="graphic" style:parent-style-name="standard">
      <style:graphic-properties draw:stroke="dash" draw:stroke-dash="Fine_20_Dashed" svg:stroke-width="0.076cm" svg:stroke-color="#808080" draw:marker-start-width="0.419cm" draw:marker-end-width="0.419cm" draw:fill-color="#ff3333" draw:opacity="50%" draw:textarea-horizontal-align="justify" draw:textarea-vertical-align="middle" draw:auto-grow-height="false" fo:min-height="0.944cm" fo:min-width="7.044cm" fo:padding-top="0.163cm" fo:padding-bottom="0.163cm" fo:padding-left="0.288cm" fo:padding-right="0.288cm" draw:shadow-opacity="50%"/>
    </style:style>
    <style:style style:name="gr22" style:family="graphic" style:parent-style-name="standard">
      <style:graphic-properties draw:stroke="dash" draw:stroke-dash="Fine_20_Dashed" svg:stroke-width="0.076cm" svg:stroke-color="#666666" draw:marker-start-width="0.419cm" draw:marker-end-width="0.419cm" draw:fill-color="#eeeeee" draw:textarea-horizontal-align="justify" draw:textarea-vertical-align="middle" draw:auto-grow-height="false" fo:min-height="5.643cm" fo:min-width="18.22cm" fo:padding-top="0.163cm" fo:padding-bottom="0.163cm" fo:padding-left="0.288cm" fo:padding-right="0.288cm"/>
    </style:style>
    <style:style style:name="gr23" style:family="graphic" style:parent-style-name="standard">
      <style:graphic-properties draw:stroke="none" svg:stroke-color="#000000" draw:fill="none" draw:fill-color="#ffffff" fo:min-height="1.127cm"/>
    </style:style>
    <style:style style:name="gr24" style:family="graphic" style:parent-style-name="standard">
      <style:graphic-properties draw:stroke="none" svg:stroke-color="#000000" draw:fill="none" draw:fill-color="#ffffff" fo:min-height="0.87cm"/>
    </style:style>
    <style:style style:name="gr25" style:family="graphic" style:parent-style-name="standard">
      <style:graphic-properties draw:stroke="dash" draw:stroke-dash="Fine_20_Dashed" svg:stroke-width="0.051cm" svg:stroke-color="#ff3333" draw:marker-start-width="0.356cm" draw:marker-end-width="0.356cm" draw:fill="none" draw:fill-color="#ff8080" draw:opacity="50%" draw:textarea-horizontal-align="justify" draw:textarea-vertical-align="middle" draw:auto-grow-height="false" fo:min-height="2.05cm" fo:min-width="5.117cm" fo:padding-top="0.151cm" fo:padding-bottom="0.151cm" fo:padding-left="0.276cm" fo:padding-right="0.276cm" draw:shadow-opacity="50%"/>
    </style:style>
    <style:style style:name="gr26" style:family="graphic" style:parent-style-name="standard">
      <style:graphic-properties svg:stroke-width="0.102cm" svg:stroke-color="#000000" draw:marker-start-width="0.508cm" draw:marker-end-width="0.508cm" draw:fill="solid" draw:fill-color="#ff3333" draw:fill-hatch-solid="true" draw:opacity="40%" draw:textarea-horizontal-align="justify" draw:textarea-vertical-align="middle" draw:auto-grow-height="false" fo:min-height="1.121cm" fo:min-width="0.871cm" fo:padding-top="0.175cm" fo:padding-bottom="0.175cm" fo:padding-left="0.3cm" fo:padding-right="0.3cm" draw:shadow-offset-x="0.203cm" draw:shadow-offset-y="0.203cm" draw:shadow-opacity="40%"/>
    </style:style>
    <style:style style:name="gr27" style:family="graphic" style:parent-style-name="standard">
      <style:graphic-properties draw:stroke="dash" draw:stroke-dash="Fine_20_Dashed" svg:stroke-width="0.076cm" svg:stroke-color="#808080" draw:marker-start-width="0.419cm" draw:marker-end-width="0.419cm" draw:fill-color="#ffcc00" draw:opacity="50%" draw:textarea-horizontal-align="justify" draw:textarea-vertical-align="middle" draw:auto-grow-height="false" fo:min-height="0.944cm" fo:min-width="7.044cm" fo:padding-top="0.163cm" fo:padding-bottom="0.163cm" fo:padding-left="0.288cm" fo:padding-right="0.288cm" draw:shadow-opacity="50%"/>
    </style:style>
    <style:style style:name="gr28" style:family="graphic" style:parent-style-name="standard">
      <style:graphic-properties draw:stroke="dash" draw:stroke-dash="Fine_20_Dashed" svg:stroke-width="0.076cm" svg:stroke-color="#666666" draw:marker-start-width="0.419cm" draw:marker-end-width="0.419cm" draw:fill-color="#eeeeee" draw:textarea-horizontal-align="justify" draw:textarea-vertical-align="middle" draw:auto-grow-height="false" fo:min-height="3.128cm" fo:min-width="10.219cm" fo:padding-top="0.163cm" fo:padding-bottom="0.163cm" fo:padding-left="0.288cm" fo:padding-right="0.288cm"/>
    </style:style>
    <style:style style:name="gr29" style:family="graphic" style:parent-style-name="standard">
      <style:graphic-properties draw:stroke="dash" draw:stroke-dash="Fine_20_Dashed" svg:stroke-width="0.051cm" svg:stroke-color="#ffcc00" draw:marker-start-width="0.356cm" draw:marker-end-width="0.356cm" draw:fill="none" draw:fill-color="#ff8080" draw:opacity="50%" draw:textarea-horizontal-align="justify" draw:textarea-vertical-align="middle" draw:auto-grow-height="false" fo:min-height="2.05cm" fo:min-width="5.117cm" fo:padding-top="0.151cm" fo:padding-bottom="0.151cm" fo:padding-left="0.276cm" fo:padding-right="0.276cm" draw:shadow-opacity="50%"/>
    </style:style>
    <style:style style:name="gr30" style:family="graphic" style:parent-style-name="standard">
      <style:graphic-properties svg:stroke-width="0.102cm" svg:stroke-color="#000000" draw:marker-start-width="0.508cm" draw:marker-end-width="0.508cm" draw:fill="solid" draw:fill-color="#ffcc00" draw:fill-hatch-solid="true" draw:opacity="40%" draw:textarea-horizontal-align="justify" draw:textarea-vertical-align="middle" draw:auto-grow-height="false" fo:min-height="1.121cm" fo:min-width="0.871cm" fo:padding-top="0.175cm" fo:padding-bottom="0.175cm" fo:padding-left="0.3cm" fo:padding-right="0.3cm" draw:shadow-offset-x="0.203cm" draw:shadow-offset-y="0.203cm" draw:shadow-opacity="40%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ff6600" draw:opacity="50%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5" style:family="paragraph">
      <loext:graphic-properties draw:fill-color="#eeeeee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6" style:family="paragraph">
      <loext:graphic-properties draw:fill="none" draw:fill-color="#ffffff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7" style:family="paragraph">
      <loext:graphic-properties draw:fill="none" draw:fill-color="#729fcf"/>
      <style:paragraph-properties fo:text-align="center"/>
      <style:text-properties style:font-name="Abyssinica SIL2" style:font-size-asian="18pt" style:font-size-complex="18pt"/>
    </style:style>
    <style:style style:name="P8" style:family="paragraph">
      <loext:graphic-properties draw:fill="none"/>
      <style:paragraph-properties fo:text-align="center"/>
      <style:text-properties style:font-name="Abyssinica SIL2" style:font-size-asian="18pt" style:font-size-complex="18pt"/>
    </style:style>
    <style:style style:name="P9" style:family="paragraph">
      <loext:graphic-properties draw:fill="none" draw:fill-color="#ffffff"/>
      <style:text-properties style:font-name="Abyssinica SIL2" fo:font-size="16pt" fo:font-weight="normal" style:font-size-asian="18pt" style:font-weight-asian="normal" style:font-size-complex="18pt" style:font-weight-complex="normal"/>
    </style:style>
    <style:style style:name="P10" style:family="paragraph">
      <loext:graphic-properties draw:fill="solid" draw:fill-color="#ff6600" draw:fill-hatch-solid="true" draw:opacity="40%"/>
      <style:paragraph-properties fo:text-align="center"/>
      <style:text-properties style:font-name="Abyssinica SIL2" style:font-size-asian="18pt" style:font-size-complex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00ccff" draw:opacity="50%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13" style:family="paragraph">
      <loext:graphic-properties draw:fill="solid" draw:fill-color="#00ccff" draw:fill-hatch-solid="true" draw:opacity="40%"/>
      <style:paragraph-properties fo:text-align="center"/>
      <style:text-properties style:font-name="Abyssinica SIL2" style:font-size-asian="18pt" style:font-size-complex="18pt"/>
    </style:style>
    <style:style style:name="P14" style:family="paragraph">
      <loext:graphic-properties draw:fill="hatch" draw:fill-hatch-name="Hatching_20_1"/>
      <style:paragraph-properties fo:text-align="center"/>
    </style:style>
    <style:style style:name="P15" style:family="paragraph">
      <loext:graphic-properties draw:fill-color="#00ff66" draw:opacity="50%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16" style:family="paragraph">
      <loext:graphic-properties draw:fill="solid" draw:fill-color="#00ff66" draw:fill-hatch-solid="true" draw:opacity="40%"/>
      <style:paragraph-properties fo:text-align="center"/>
      <style:text-properties style:font-name="Abyssinica SIL2" style:font-size-asian="18pt" style:font-size-complex="18pt"/>
    </style:style>
    <style:style style:name="P17" style:family="paragraph">
      <loext:graphic-properties draw:fill="solid" draw:fill-color="#00ff66" draw:opacity="40%"/>
      <style:paragraph-properties fo:text-align="center"/>
      <style:text-properties style:font-name="Abyssinica SIL2" style:font-size-asian="18pt" style:font-size-complex="18pt"/>
    </style:style>
    <style:style style:name="P18" style:family="paragraph">
      <loext:graphic-properties draw:fill="none" draw:fill-hatch-solid="true" draw:opacity="30%"/>
      <style:paragraph-properties fo:text-align="center"/>
      <style:text-properties style:font-name="Abyssinica SIL2" style:font-size-asian="18pt" style:font-size-complex="18pt"/>
    </style:style>
    <style:style style:name="P19" style:family="paragraph">
      <loext:graphic-properties draw:fill-color="#ff3333" draw:opacity="50%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20" style:family="paragraph">
      <loext:graphic-properties draw:fill="none" draw:fill-color="#ffffff"/>
      <style:text-properties style:font-name="Abyssinica SIL2" fo:font-size="15pt" style:text-underline-style="none" fo:font-weight="bold" style:font-size-asian="18pt" style:font-size-complex="18pt"/>
    </style:style>
    <style:style style:name="P21" style:family="paragraph">
      <loext:graphic-properties draw:fill="none" draw:fill-color="#ff8080" draw:opacity="50%"/>
      <style:paragraph-properties fo:text-align="center"/>
    </style:style>
    <style:style style:name="P22" style:family="paragraph">
      <loext:graphic-properties draw:fill="solid" draw:fill-color="#ff3333" draw:fill-hatch-solid="true" draw:opacity="40%"/>
      <style:paragraph-properties fo:text-align="center"/>
      <style:text-properties style:font-name="Abyssinica SIL2" style:font-size-asian="18pt" style:font-size-complex="18pt"/>
    </style:style>
    <style:style style:name="P23" style:family="paragraph">
      <loext:graphic-properties draw:fill-color="#ffcc00" draw:opacity="50%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24" style:family="paragraph">
      <loext:graphic-properties draw:fill="solid" draw:fill-color="#ffcc00" draw:fill-hatch-solid="true" draw:opacity="40%"/>
      <style:paragraph-properties fo:text-align="center"/>
      <style:text-properties style:font-name="Abyssinica SIL2" style:font-size-asian="18pt" style:font-size-complex="18pt"/>
    </style:style>
    <style:style style:name="T1" style:family="text"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T2" style:family="text">
      <style:text-properties style:font-name="Abyssinica SIL2" fo:font-size="16pt" fo:font-weight="normal" style:font-size-asian="18pt" style:font-weight-asian="normal" style:font-size-complex="18pt" style:font-weight-complex="normal"/>
    </style:style>
    <style:style style:name="T3" style:family="text">
      <style:text-properties style:font-name="Abyssinica SIL2" fo:font-size="15pt" style:text-underline-style="none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763cm" svg:height="3.302cm" svg:x="15.097cm" svg:y="3.654cm">
          <text:p text:style-name="P1"><text:span text:style-name="T1"/></text:p>
          <text:p text:style-name="P1"><text:span text:style-name="T1">MC Tally</text:span></text:p>
          <text:p text:style-name="P1"><text:span text:style-name="T1">Dataset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draw:layer="layout" svg:width="0.635cm" svg:height="1.294cm" svg:x="19.263cm" svg:y="7.1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xml:id="id1" draw:id="id1" draw:layer="layout" svg:width="7.62cm" svg:height="1.27cm" svg:x="15.732cm" svg:y="8.755cm">
          <text:p text:style-name="P1"><text:span text:style-name="T1">Fe</text:span><text:span text:style-name="T1">at</text:span><text:span text:style-name="T1">ur</text:span><text:span text:style-name="T1">e </text:span><text:span text:style-name="T1">Ex</text:span><text:span text:style-name="T1">tr</text:span><text:span text:style-name="T1">ac</text:span><text:span text:style-name="T1">ti</text:span><text:span text:style-name="T1">o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0.768cm" svg:height="6.858cm" svg:x="14.108cm" svg:y="10.7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1.27cm" svg:height="1.143cm" svg:x="20.542cm" svg:y="13.528cm">
          <draw:text-box>
            <text:p><text:span text:style-name="T1">...</text:span></text:p>
          </draw:text-box>
        </draw:frame>
        <draw:custom-shape draw:style-name="gr6" draw:text-style-name="P7" draw:layer="layout" svg:width="6.094cm" svg:height="1.855cm" draw:transform="rotate (-1.57219259019649) translate (16.417cm 11.1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6.439cm" svg:y1="14.143cm" svg:x2="14.559cm" svg:y2="14.143cm">
          <text:p/>
        </draw:line>
        <draw:line draw:style-name="gr7" draw:text-style-name="P8" draw:layer="layout" svg:x1="16.44cm" svg:y1="12.635cm" svg:x2="14.56cm" svg:y2="12.635cm">
          <text:p/>
        </draw:line>
        <draw:line draw:style-name="gr7" draw:text-style-name="P8" draw:layer="layout" svg:x1="16.423cm" svg:y1="15.649cm" svg:x2="14.543cm" svg:y2="15.649cm">
          <text:p/>
        </draw:line>
        <draw:frame draw:style-name="gr5" draw:text-style-name="P9" draw:layer="layout" svg:width="1.142cm" svg:height="1.143cm" draw:transform="rotate (-1.5707963267949) translate (16.053cm 14.439cm)">
          <draw:text-box>
            <text:p><text:span text:style-name="T2">...</text:span></text:p>
          </draw:text-box>
        </draw:frame>
        <draw:custom-shape draw:style-name="gr8" draw:text-style-name="P10" xml:id="id2" draw:id="id2" draw:layer="layout" svg:width="6.093cm" svg:height="1.794cm" draw:transform="rotate (-1.57219259019649) translate (16.377cm 11.1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1.041cm" svg:x="14.843cm" svg:y="11.344cm">
          <draw:image xlink:href="Pictures/1000020100000058000000526CA269CF4EECA486.png" xlink:type="simple" xlink:show="embed" xlink:actuate="onLoad">
            <text:p/>
          </draw:image>
        </draw:frame>
        <draw:frame draw:style-name="gr9" draw:text-style-name="P11" draw:layer="layout" svg:width="1.27cm" svg:height="1.092cm" svg:x="14.843cm" svg:y="12.793cm">
          <draw:image xlink:href="Pictures/100002010000005A0000004AD7D5D79A5F308902.png" xlink:type="simple" xlink:show="embed" xlink:actuate="onLoad">
            <text:p/>
          </draw:image>
        </draw:frame>
        <draw:frame draw:style-name="gr9" draw:text-style-name="P11" draw:layer="layout" svg:width="1.27cm" svg:height="1.041cm" svg:x="14.843cm" svg:y="15.916cm">
          <draw:image xlink:href="Pictures/10000201000000580000004DC9B3BB586A9F6F28.png" xlink:type="simple" xlink:show="embed" xlink:actuate="onLoad">
            <text:p/>
          </draw:image>
        </draw:frame>
        <draw:custom-shape draw:style-name="gr6" draw:text-style-name="P7" draw:layer="layout" svg:width="6.094cm" svg:height="1.855cm" draw:transform="rotate (-1.57219259019649) translate (19.538cm 11.1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9.56cm" svg:y1="14.143cm" svg:x2="17.68cm" svg:y2="14.143cm">
          <text:p/>
        </draw:line>
        <draw:line draw:style-name="gr7" draw:text-style-name="P8" draw:layer="layout" svg:x1="19.561cm" svg:y1="12.635cm" svg:x2="17.681cm" svg:y2="12.635cm">
          <text:p/>
        </draw:line>
        <draw:line draw:style-name="gr7" draw:text-style-name="P8" draw:layer="layout" svg:x1="19.544cm" svg:y1="15.649cm" svg:x2="17.664cm" svg:y2="15.649cm">
          <text:p/>
        </draw:line>
        <draw:frame draw:style-name="gr5" draw:text-style-name="P9" draw:layer="layout" svg:width="1.142cm" svg:height="1.143cm" draw:transform="rotate (-1.5707963267949) translate (19.174cm 14.439cm)">
          <draw:text-box>
            <text:p><text:span text:style-name="T2">...</text:span></text:p>
          </draw:text-box>
        </draw:frame>
        <draw:custom-shape draw:style-name="gr8" draw:text-style-name="P10" xml:id="id3" draw:id="id3" draw:layer="layout" svg:width="6.093cm" svg:height="1.794cm" draw:transform="rotate (-1.57219259019649) translate (19.54cm 11.1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1.041cm" svg:x="17.991cm" svg:y="11.369cm">
          <draw:image xlink:href="Pictures/100002010000004D0000004E2630245BBC890923.png" xlink:type="simple" xlink:show="embed" xlink:actuate="onLoad">
            <text:p/>
          </draw:image>
        </draw:frame>
        <draw:frame draw:style-name="gr9" draw:text-style-name="P11" draw:layer="layout" svg:width="1.27cm" svg:height="0.991cm" svg:x="17.991cm" svg:y="12.891cm">
          <draw:image xlink:href="Pictures/100002010000005600000050D8EF9886CB0A9DBF.png" xlink:type="simple" xlink:show="embed" xlink:actuate="onLoad">
            <text:p/>
          </draw:image>
        </draw:frame>
        <draw:frame draw:style-name="gr9" draw:text-style-name="P11" draw:layer="layout" svg:width="1.27cm" svg:height="0.991cm" svg:x="18.018cm" svg:y="15.839cm">
          <draw:image xlink:href="Pictures/10000201000000570000004A29AB5A5DC286293B.png" xlink:type="simple" xlink:show="embed" xlink:actuate="onLoad">
            <text:p/>
          </draw:image>
        </draw:frame>
        <draw:custom-shape draw:style-name="gr6" draw:text-style-name="P7" draw:layer="layout" svg:width="6.094cm" svg:height="1.855cm" draw:transform="rotate (-1.57219259019649) translate (24.37cm 11.1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24.392cm" svg:y1="14.143cm" svg:x2="22.512cm" svg:y2="14.143cm">
          <text:p/>
        </draw:line>
        <draw:line draw:style-name="gr7" draw:text-style-name="P8" draw:layer="layout" svg:x1="24.393cm" svg:y1="12.635cm" svg:x2="22.513cm" svg:y2="12.635cm">
          <text:p/>
        </draw:line>
        <draw:line draw:style-name="gr7" draw:text-style-name="P8" draw:layer="layout" svg:x1="24.376cm" svg:y1="15.649cm" svg:x2="22.496cm" svg:y2="15.649cm">
          <text:p/>
        </draw:line>
        <draw:frame draw:style-name="gr5" draw:text-style-name="P9" draw:layer="layout" svg:width="1.142cm" svg:height="1.143cm" draw:transform="rotate (-1.5707963267949) translate (24.006cm 14.439cm)">
          <draw:text-box>
            <text:p><text:span text:style-name="T2">...</text:span></text:p>
          </draw:text-box>
        </draw:frame>
        <draw:custom-shape draw:style-name="gr8" draw:text-style-name="P10" xml:id="id4" draw:id="id4" draw:layer="layout" svg:width="6.093cm" svg:height="1.794cm" draw:transform="rotate (-1.57219259019649) translate (24.366cm 11.1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0.914cm" svg:x="22.744cm" svg:y="11.369cm">
          <draw:image xlink:href="Pictures/100002010000005A0000004F2B913769A3098F24.png" xlink:type="simple" xlink:show="embed" xlink:actuate="onLoad">
            <text:p/>
          </draw:image>
        </draw:frame>
        <draw:frame draw:style-name="gr9" draw:text-style-name="P11" draw:layer="layout" svg:width="1.27cm" svg:height="0.991cm" svg:x="22.744cm" svg:y="12.893cm">
          <draw:image xlink:href="Pictures/10000201000000550000004FE18156582A8E340B.png" xlink:type="simple" xlink:show="embed" xlink:actuate="onLoad">
            <text:p/>
          </draw:image>
        </draw:frame>
        <draw:frame draw:style-name="gr9" draw:text-style-name="P11" draw:layer="layout" svg:width="1.27cm" svg:height="0.889cm" svg:x="22.744cm" svg:y="15.941cm">
          <draw:image xlink:href="Pictures/100002010000005C0000004D35387113DAEC8AFD.png" xlink:type="simple" xlink:show="embed" xlink:actuate="onLoad">
            <text:p/>
          </draw:image>
        </draw:frame>
        <draw:connector draw:style-name="gr10" draw:text-style-name="P11" draw:layer="layout" draw:type="line" svg:x1="19.542cm" svg:y1="10.025cm" svg:x2="15.48cm" svg:y2="11.158cm" draw:start-shape="id1" draw:start-glue-point="2" draw:end-shape="id2" draw:end-glue-point="3" svg:d="M19542 10025l-4062 1133" svg:viewBox="0 0 4063 1134">
          <text:p/>
        </draw:connector>
        <draw:connector draw:style-name="gr10" draw:text-style-name="P11" draw:layer="layout" draw:type="line" svg:x1="19.542cm" svg:y1="10.025cm" svg:x2="18.643cm" svg:y2="11.13cm" draw:start-shape="id1" draw:start-glue-point="2" draw:end-shape="id3" draw:end-glue-point="3" svg:d="M19542 10025l-899 1105" svg:viewBox="0 0 900 1106">
          <text:p/>
        </draw:connector>
        <draw:connector draw:style-name="gr10" draw:text-style-name="P11" draw:layer="layout" draw:type="line" svg:x1="19.542cm" svg:y1="10.025cm" svg:x2="23.469cm" svg:y2="11.13cm" draw:start-shape="id1" draw:start-glue-point="2" draw:end-shape="id4" draw:end-glue-point="3" svg:d="M19542 10025l3927 1105" svg:viewBox="0 0 3928 1106">
          <text:p/>
        </draw:connector>
        <draw:custom-shape draw:style-name="gr11" draw:text-style-name="P12" xml:id="id5" draw:id="id5" draw:layer="layout" svg:width="7.62cm" svg:height="1.27cm" svg:x="15.813cm" svg:y="18.553cm">
          <text:p text:style-name="P1"><text:span text:style-name="T1">F</text:span><text:span text:style-name="T1">e</text:span><text:span text:style-name="T1">at</text:span><text:span text:style-name="T1">u</text:span><text:span text:style-name="T1">re </text:span><text:span text:style-name="T1">S</text:span><text:span text:style-name="T1">el</text:span><text:span text:style-name="T1">e</text:span><text:span text:style-name="T1">ct</text:span><text:span text:style-name="T1">io</text:span><text:span text:style-name="T1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1" draw:layer="layout" draw:type="line" svg:x1="15.471cm" svg:y1="17.251cm" svg:x2="19.623cm" svg:y2="18.553cm" draw:start-shape="id2" draw:start-glue-point="1" draw:end-shape="id5" draw:end-glue-point="0" svg:d="M15471 17251l4152 1302" svg:viewBox="0 0 4153 1303">
          <text:p/>
        </draw:connector>
        <draw:connector draw:style-name="gr10" draw:text-style-name="P11" draw:layer="layout" draw:type="line" svg:x1="18.634cm" svg:y1="17.223cm" svg:x2="19.623cm" svg:y2="18.553cm" draw:start-shape="id3" draw:start-glue-point="1" draw:end-shape="id5" draw:end-glue-point="0" svg:d="M18634 17223l989 1330" svg:viewBox="0 0 990 1331">
          <text:p/>
        </draw:connector>
        <draw:connector draw:style-name="gr10" draw:text-style-name="P11" draw:layer="layout" draw:type="line" svg:x1="23.46cm" svg:y1="17.223cm" svg:x2="19.623cm" svg:y2="18.553cm" draw:start-shape="id4" draw:start-glue-point="1" draw:end-shape="id5" draw:end-glue-point="0" svg:d="M23460 17223l-3837 1330" svg:viewBox="0 0 3838 1331">
          <text:p/>
        </draw:connector>
        <draw:custom-shape draw:style-name="gr12" draw:text-style-name="P5" draw:layer="layout" svg:width="10.768cm" svg:height="6.731cm" svg:x="14.054cm" svg:y="20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1.27cm" svg:height="1.143cm" svg:x="20.488cm" svg:y="23.511cm">
          <draw:text-box>
            <text:p><text:span text:style-name="T1">...</text:span></text:p>
          </draw:text-box>
        </draw:frame>
        <draw:custom-shape draw:style-name="gr6" draw:text-style-name="P7" draw:layer="layout" svg:width="6.094cm" svg:height="1.855cm" draw:transform="rotate (-1.57219259019649) translate (16.357cm 21.0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6.379cm" svg:y1="24.099cm" svg:x2="14.499cm" svg:y2="24.099cm">
          <text:p/>
        </draw:line>
        <draw:line draw:style-name="gr7" draw:text-style-name="P8" draw:layer="layout" svg:x1="16.38cm" svg:y1="22.591cm" svg:x2="14.5cm" svg:y2="22.591cm">
          <text:p/>
        </draw:line>
        <draw:line draw:style-name="gr7" draw:text-style-name="P8" draw:layer="layout" svg:x1="16.363cm" svg:y1="25.605cm" svg:x2="14.483cm" svg:y2="25.605cm">
          <text:p/>
        </draw:line>
        <draw:frame draw:style-name="gr5" draw:text-style-name="P9" draw:layer="layout" svg:width="1.142cm" svg:height="1.143cm" draw:transform="rotate (-1.5707963267949) translate (15.993cm 24.395cm)">
          <draw:text-box>
            <text:p><text:span text:style-name="T2">...</text:span></text:p>
          </draw:text-box>
        </draw:frame>
        <draw:custom-shape draw:style-name="gr13" draw:text-style-name="P13" xml:id="id6" draw:id="id6" draw:layer="layout" svg:width="6.093cm" svg:height="1.794cm" draw:transform="rotate (-1.57219259019649) translate (16.317cm 21.11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1.041cm" svg:x="14.783cm" svg:y="21.3cm">
          <draw:image xlink:href="Pictures/1000020100000058000000526CA269CF4EECA486.png" xlink:type="simple" xlink:show="embed" xlink:actuate="onLoad">
            <text:p/>
          </draw:image>
        </draw:frame>
        <draw:frame draw:style-name="gr9" draw:text-style-name="P11" draw:layer="layout" svg:width="1.27cm" svg:height="1.092cm" svg:x="14.783cm" svg:y="22.749cm">
          <draw:image xlink:href="Pictures/100002010000005A0000004AD7D5D79A5F308902.png" xlink:type="simple" xlink:show="embed" xlink:actuate="onLoad">
            <text:p/>
          </draw:image>
        </draw:frame>
        <draw:frame draw:style-name="gr9" draw:text-style-name="P11" draw:layer="layout" svg:width="1.27cm" svg:height="1.041cm" svg:x="14.783cm" svg:y="25.872cm">
          <draw:image xlink:href="Pictures/10000201000000580000004DC9B3BB586A9F6F28.png" xlink:type="simple" xlink:show="embed" xlink:actuate="onLoad">
            <text:p/>
          </draw:image>
        </draw:frame>
        <draw:custom-shape draw:style-name="gr6" draw:text-style-name="P7" draw:layer="layout" svg:width="6.094cm" svg:height="1.855cm" draw:transform="rotate (-1.57219259019649) translate (19.478cm 21.08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9.5cm" svg:y1="24.113cm" svg:x2="17.62cm" svg:y2="24.113cm">
          <text:p/>
        </draw:line>
        <draw:line draw:style-name="gr7" draw:text-style-name="P8" draw:layer="layout" svg:x1="19.501cm" svg:y1="22.605cm" svg:x2="17.621cm" svg:y2="22.605cm">
          <text:p/>
        </draw:line>
        <draw:line draw:style-name="gr7" draw:text-style-name="P8" draw:layer="layout" svg:x1="19.484cm" svg:y1="25.619cm" svg:x2="17.604cm" svg:y2="25.619cm">
          <text:p/>
        </draw:line>
        <draw:frame draw:style-name="gr5" draw:text-style-name="P9" draw:layer="layout" svg:width="1.142cm" svg:height="1.143cm" draw:transform="rotate (-1.5707963267949) translate (19.114cm 24.409cm)">
          <draw:text-box>
            <text:p><text:span text:style-name="T2">...</text:span></text:p>
          </draw:text-box>
        </draw:frame>
        <draw:custom-shape draw:style-name="gr13" draw:text-style-name="P13" xml:id="id7" draw:id="id7" draw:layer="layout" svg:width="6.093cm" svg:height="1.794cm" draw:transform="rotate (-1.57219259019649) translate (19.48cm 21.10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1.041cm" svg:x="17.931cm" svg:y="21.339cm">
          <draw:image xlink:href="Pictures/100002010000004D0000004E2630245BBC890923.png" xlink:type="simple" xlink:show="embed" xlink:actuate="onLoad">
            <text:p/>
          </draw:image>
        </draw:frame>
        <draw:frame draw:style-name="gr9" draw:text-style-name="P11" draw:layer="layout" svg:width="1.27cm" svg:height="0.991cm" svg:x="17.931cm" svg:y="22.861cm">
          <draw:image xlink:href="Pictures/100002010000005600000050D8EF9886CB0A9DBF.png" xlink:type="simple" xlink:show="embed" xlink:actuate="onLoad">
            <text:p/>
          </draw:image>
        </draw:frame>
        <draw:frame draw:style-name="gr9" draw:text-style-name="P11" draw:layer="layout" svg:width="1.27cm" svg:height="0.991cm" svg:x="17.958cm" svg:y="25.809cm">
          <draw:image xlink:href="Pictures/10000201000000570000004A29AB5A5DC286293B.png" xlink:type="simple" xlink:show="embed" xlink:actuate="onLoad">
            <text:p/>
          </draw:image>
        </draw:frame>
        <draw:custom-shape draw:style-name="gr6" draw:text-style-name="P7" draw:layer="layout" svg:width="6.094cm" svg:height="1.855cm" draw:transform="rotate (-1.57219259019649) translate (24.391cm 21.0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24.413cm" svg:y1="24.057cm" svg:x2="22.533cm" svg:y2="24.057cm">
          <text:p/>
        </draw:line>
        <draw:line draw:style-name="gr7" draw:text-style-name="P8" draw:layer="layout" svg:x1="24.414cm" svg:y1="22.549cm" svg:x2="22.534cm" svg:y2="22.549cm">
          <text:p/>
        </draw:line>
        <draw:line draw:style-name="gr7" draw:text-style-name="P8" draw:layer="layout" svg:x1="24.397cm" svg:y1="25.563cm" svg:x2="22.517cm" svg:y2="25.563cm">
          <text:p/>
        </draw:line>
        <draw:frame draw:style-name="gr5" draw:text-style-name="P9" draw:layer="layout" svg:width="1.142cm" svg:height="1.143cm" draw:transform="rotate (-1.5707963267949) translate (24.027cm 24.353cm)">
          <draw:text-box>
            <text:p><text:span text:style-name="T2">...</text:span></text:p>
          </draw:text-box>
        </draw:frame>
        <draw:custom-shape draw:style-name="gr13" draw:text-style-name="P13" xml:id="id8" draw:id="id8" draw:layer="layout" svg:width="6.093cm" svg:height="1.794cm" draw:transform="rotate (-1.57219259019649) translate (24.387cm 21.04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0.914cm" svg:x="22.765cm" svg:y="21.283cm">
          <draw:image xlink:href="Pictures/100002010000005A0000004F2B913769A3098F24.png" xlink:type="simple" xlink:show="embed" xlink:actuate="onLoad">
            <text:p/>
          </draw:image>
        </draw:frame>
        <draw:frame draw:style-name="gr9" draw:text-style-name="P11" draw:layer="layout" svg:width="1.27cm" svg:height="0.991cm" svg:x="22.765cm" svg:y="22.807cm">
          <draw:image xlink:href="Pictures/10000201000000550000004FE18156582A8E340B.png" xlink:type="simple" xlink:show="embed" xlink:actuate="onLoad">
            <text:p/>
          </draw:image>
        </draw:frame>
        <draw:frame draw:style-name="gr9" draw:text-style-name="P11" draw:layer="layout" svg:width="1.27cm" svg:height="0.889cm" svg:x="22.765cm" svg:y="25.855cm">
          <draw:image xlink:href="Pictures/100002010000005C0000004D35387113DAEC8AFD.png" xlink:type="simple" xlink:show="embed" xlink:actuate="onLoad">
            <text:p/>
          </draw:image>
        </draw:frame>
        <draw:custom-shape draw:style-name="gr14" draw:text-style-name="P14" draw:layer="layout" svg:width="1.88cm" svg:height="1.524cm" svg:x="22.536cm" svg:y="22.55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1.88cm" svg:height="1.524cm" svg:x="17.634cm" svg:y="22.6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draw:layer="layout" svg:width="1.905cm" svg:height="1.524cm" svg:x="14.459cm" svg:y="22.577cm">
          <text:p/>
          <draw:enhanced-geometry svg:viewBox="0 0 21600 21600" draw:type="rectangle" draw:enhanced-path="M 0 0 L 21600 0 21600 21600 0 21600 0 0 Z N"/>
        </draw:custom-shape>
        <draw:connector draw:style-name="gr10" draw:text-style-name="P11" draw:layer="layout" draw:type="line" svg:x1="19.623cm" svg:y1="19.823cm" svg:x2="15.42cm" svg:y2="21.114cm" draw:start-shape="id5" draw:start-glue-point="2" draw:end-shape="id6" draw:end-glue-point="3" svg:d="M19623 19823l-4203 1291" svg:viewBox="0 0 4204 1292">
          <text:p/>
        </draw:connector>
        <draw:connector draw:style-name="gr10" draw:text-style-name="P11" draw:layer="layout" draw:type="line" svg:x1="19.623cm" svg:y1="19.823cm" svg:x2="18.583cm" svg:y2="21.1cm" draw:start-shape="id5" draw:start-glue-point="2" draw:end-shape="id7" draw:end-glue-point="3" svg:d="M19623 19823l-1040 1277" svg:viewBox="0 0 1041 1278">
          <text:p/>
        </draw:connector>
        <draw:connector draw:style-name="gr10" draw:text-style-name="P11" draw:layer="layout" draw:type="line" svg:x1="19.623cm" svg:y1="19.823cm" svg:x2="23.49cm" svg:y2="21.044cm" draw:start-shape="id5" draw:start-glue-point="2" draw:end-shape="id8" svg:d="M19623 19823l3867 1221" svg:viewBox="0 0 3868 1222">
          <text:p/>
        </draw:connector>
        <draw:custom-shape draw:style-name="gr16" draw:text-style-name="P15" xml:id="id9" draw:id="id9" draw:layer="layout" svg:width="7.62cm" svg:height="1.27cm" svg:x="15.832cm" svg:y="28.45cm">
          <text:p text:style-name="P1"><text:span text:style-name="T1">Feature Agglome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1" draw:layer="layout" draw:type="line" svg:x1="15.411cm" svg:y1="27.207cm" svg:x2="19.642cm" svg:y2="28.45cm" draw:start-shape="id6" draw:start-glue-point="1" draw:end-shape="id9" draw:end-glue-point="0" svg:d="M15411 27207l4231 1243" svg:viewBox="0 0 4232 1244">
          <text:p/>
        </draw:connector>
        <draw:connector draw:style-name="gr10" draw:text-style-name="P11" draw:layer="layout" draw:type="line" svg:x1="18.574cm" svg:y1="27.193cm" svg:x2="19.642cm" svg:y2="28.45cm" draw:start-shape="id7" draw:start-glue-point="1" draw:end-shape="id9" svg:d="M18574 27193l1068 1257" svg:viewBox="0 0 1069 1258">
          <text:p/>
        </draw:connector>
        <draw:connector draw:style-name="gr10" draw:text-style-name="P11" draw:layer="layout" draw:type="line" svg:x1="23.481cm" svg:y1="27.137cm" svg:x2="19.642cm" svg:y2="28.45cm" draw:start-shape="id8" draw:start-glue-point="1" draw:end-shape="id9" draw:end-glue-point="0" svg:d="M23481 27137l-3839 1313" svg:viewBox="0 0 3840 1314">
          <text:p/>
        </draw:connector>
        <draw:custom-shape draw:style-name="gr17" draw:text-style-name="P5" draw:layer="layout" svg:width="10.795cm" svg:height="6.731cm" svg:x="14.022cm" svg:y="30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1.27cm" svg:height="1.143cm" svg:x="20.489cm" svg:y="33.528cm">
          <draw:text-box>
            <text:p><text:span text:style-name="T1">...</text:span></text:p>
          </draw:text-box>
        </draw:frame>
        <draw:custom-shape draw:style-name="gr6" draw:text-style-name="P7" draw:layer="layout" svg:width="6.094cm" svg:height="1.855cm" draw:transform="rotate (-1.57219259019649) translate (16.358cm 31.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6.38cm" svg:y1="34.116cm" svg:x2="14.5cm" svg:y2="34.116cm">
          <text:p/>
        </draw:line>
        <draw:line draw:style-name="gr7" draw:text-style-name="P8" draw:layer="layout" svg:x1="16.381cm" svg:y1="32.608cm" svg:x2="14.501cm" svg:y2="32.608cm">
          <text:p/>
        </draw:line>
        <draw:line draw:style-name="gr7" draw:text-style-name="P8" draw:layer="layout" svg:x1="16.364cm" svg:y1="35.622cm" svg:x2="14.484cm" svg:y2="35.622cm">
          <text:p/>
        </draw:line>
        <draw:frame draw:style-name="gr5" draw:text-style-name="P9" draw:layer="layout" svg:width="1.142cm" svg:height="1.143cm" draw:transform="rotate (-1.5707963267949) translate (15.994cm 34.412cm)">
          <draw:text-box>
            <text:p><text:span text:style-name="T2">...</text:span></text:p>
          </draw:text-box>
        </draw:frame>
        <draw:custom-shape draw:style-name="gr18" draw:text-style-name="P16" xml:id="id10" draw:id="id10" draw:layer="layout" svg:width="6.093cm" svg:height="1.794cm" draw:transform="rotate (-1.57219259019649) translate (16.318cm 31.13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1.041cm" svg:x="14.784cm" svg:y="31.317cm">
          <draw:image xlink:href="Pictures/1000020100000069000000381E73A56F5698B5E3.png" xlink:type="simple" xlink:show="embed" xlink:actuate="onLoad">
            <text:p/>
          </draw:image>
        </draw:frame>
        <draw:frame draw:style-name="gr9" draw:text-style-name="P11" draw:layer="layout" svg:width="1.27cm" svg:height="1.092cm" svg:x="14.784cm" svg:y="32.766cm">
          <draw:image xlink:href="Pictures/100002010000006C000000394FDDFA26ECCAA521.png" xlink:type="simple" xlink:show="embed" xlink:actuate="onLoad">
            <text:p/>
          </draw:image>
        </draw:frame>
        <draw:frame draw:style-name="gr9" draw:text-style-name="P11" draw:layer="layout" svg:width="1.27cm" svg:height="1.041cm" svg:x="14.784cm" svg:y="35.889cm">
          <draw:image xlink:href="Pictures/10000201000000770000003A5CF8753B32FD86A9.png" xlink:type="simple" xlink:show="embed" xlink:actuate="onLoad">
            <text:p/>
          </draw:image>
        </draw:frame>
        <draw:custom-shape draw:style-name="gr19" draw:text-style-name="P17" draw:layer="layout" svg:width="6.094cm" svg:height="1.855cm" draw:transform="rotate (-1.57219259019649) translate (19.479cm 31.1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9.501cm" svg:y1="34.13cm" svg:x2="17.621cm" svg:y2="34.13cm">
          <text:p/>
        </draw:line>
        <draw:line draw:style-name="gr7" draw:text-style-name="P8" draw:layer="layout" svg:x1="19.502cm" svg:y1="32.622cm" svg:x2="17.622cm" svg:y2="32.622cm">
          <text:p/>
        </draw:line>
        <draw:line draw:style-name="gr7" draw:text-style-name="P8" draw:layer="layout" svg:x1="19.485cm" svg:y1="35.636cm" svg:x2="17.605cm" svg:y2="35.636cm">
          <text:p/>
        </draw:line>
        <draw:frame draw:style-name="gr5" draw:text-style-name="P9" draw:layer="layout" svg:width="1.142cm" svg:height="1.143cm" draw:transform="rotate (-1.5707963267949) translate (19.115cm 34.426cm)">
          <draw:text-box>
            <text:p><text:span text:style-name="T2">...</text:span></text:p>
          </draw:text-box>
        </draw:frame>
        <draw:frame draw:style-name="gr9" draw:text-style-name="P11" draw:layer="layout" svg:width="1.27cm" svg:height="1.041cm" svg:x="17.932cm" svg:y="31.356cm">
          <draw:image xlink:href="Pictures/100002010000006C000000394FDDFA26ECCAA521.png" xlink:type="simple" xlink:show="embed" xlink:actuate="onLoad">
            <text:p/>
          </draw:image>
        </draw:frame>
        <draw:frame draw:style-name="gr9" draw:text-style-name="P11" draw:layer="layout" svg:width="1.27cm" svg:height="0.991cm" svg:x="17.932cm" svg:y="32.878cm">
          <draw:image xlink:href="Pictures/10000201000000720000003AE1C377D6A4299F43.png" xlink:type="simple" xlink:show="embed" xlink:actuate="onLoad">
            <text:p/>
          </draw:image>
        </draw:frame>
        <draw:frame draw:style-name="gr9" draw:text-style-name="P11" draw:layer="layout" svg:width="1.27cm" svg:height="0.991cm" svg:x="17.959cm" svg:y="35.826cm">
          <draw:image xlink:href="Pictures/10000201000000760000003A6478F80A308AF21B.png" xlink:type="simple" xlink:show="embed" xlink:actuate="onLoad">
            <text:p/>
          </draw:image>
        </draw:frame>
        <draw:custom-shape draw:style-name="gr20" draw:text-style-name="P18" xml:id="id11" draw:id="id11" draw:layer="layout" svg:width="6.093cm" svg:height="1.794cm" draw:transform="rotate (-1.57219259019649) translate (19.483cm 31.05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6.094cm" svg:height="1.855cm" draw:transform="rotate (-1.57219259019649) translate (24.392cm 31.0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24.414cm" svg:y1="34.074cm" svg:x2="22.534cm" svg:y2="34.074cm">
          <text:p/>
        </draw:line>
        <draw:line draw:style-name="gr7" draw:text-style-name="P8" draw:layer="layout" svg:x1="24.415cm" svg:y1="32.566cm" svg:x2="22.535cm" svg:y2="32.566cm">
          <text:p/>
        </draw:line>
        <draw:line draw:style-name="gr7" draw:text-style-name="P8" draw:layer="layout" svg:x1="24.398cm" svg:y1="35.58cm" svg:x2="22.518cm" svg:y2="35.58cm">
          <text:p/>
        </draw:line>
        <draw:frame draw:style-name="gr5" draw:text-style-name="P9" draw:layer="layout" svg:width="1.142cm" svg:height="1.143cm" draw:transform="rotate (-1.5707963267949) translate (24.028cm 34.37cm)">
          <draw:text-box>
            <text:p><text:span text:style-name="T2">...</text:span></text:p>
          </draw:text-box>
        </draw:frame>
        <draw:custom-shape draw:style-name="gr18" draw:text-style-name="P16" xml:id="id12" draw:id="id12" draw:layer="layout" svg:width="6.093cm" svg:height="1.794cm" draw:transform="rotate (-1.57219259019649) translate (24.334cm 31.05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0.914cm" svg:x="22.866cm" svg:y="31.4cm">
          <draw:image xlink:href="Pictures/1000020100000075000000369A801DB78E2B5AC5.png" xlink:type="simple" xlink:show="embed" xlink:actuate="onLoad">
            <text:p/>
          </draw:image>
        </draw:frame>
        <draw:frame draw:style-name="gr9" draw:text-style-name="P11" draw:layer="layout" svg:width="1.27cm" svg:height="0.991cm" svg:x="22.766cm" svg:y="32.824cm">
          <draw:image xlink:href="Pictures/10000201000000750000003DDA9B975D011D0BB1.png" xlink:type="simple" xlink:show="embed" xlink:actuate="onLoad">
            <text:p/>
          </draw:image>
        </draw:frame>
        <draw:frame draw:style-name="gr9" draw:text-style-name="P11" draw:layer="layout" svg:width="1.27cm" svg:height="0.889cm" svg:x="22.766cm" svg:y="35.872cm">
          <draw:image xlink:href="Pictures/10000201000000760000003C90AE319919A35E6C.png" xlink:type="simple" xlink:show="embed" xlink:actuate="onLoad">
            <text:p/>
          </draw:image>
        </draw:frame>
        <draw:connector draw:style-name="gr10" draw:text-style-name="P11" draw:layer="layout" draw:type="line" svg:x1="19.642cm" svg:y1="29.72cm" svg:x2="15.421cm" svg:y2="31.131cm" draw:start-shape="id9" draw:start-glue-point="2" draw:end-shape="id10" draw:end-glue-point="3" svg:d="M19642 29720l-4221 1411" svg:viewBox="0 0 4222 1412">
          <text:p/>
        </draw:connector>
        <draw:connector draw:style-name="gr10" draw:text-style-name="P11" draw:layer="layout" draw:type="line" svg:x1="19.642cm" svg:y1="29.72cm" svg:x2="18.586cm" svg:y2="31.056cm" draw:start-shape="id9" draw:start-glue-point="2" draw:end-shape="id11" draw:end-glue-point="3" svg:d="M19642 29720l-1056 1336" svg:viewBox="0 0 1057 1337">
          <text:p/>
        </draw:connector>
        <draw:connector draw:style-name="gr10" draw:text-style-name="P11" draw:layer="layout" draw:type="line" svg:x1="19.642cm" svg:y1="29.72cm" svg:x2="23.437cm" svg:y2="31.056cm" draw:start-shape="id9" draw:start-glue-point="2" draw:end-shape="id12" draw:end-glue-point="3" svg:d="M19642 29720l3795 1336" svg:viewBox="0 0 3796 1337">
          <text:p/>
        </draw:connector>
        <draw:custom-shape draw:style-name="gr21" draw:text-style-name="P19" xml:id="id13" draw:id="id13" draw:layer="layout" svg:width="7.62cm" svg:height="1.27cm" svg:x="15.832cm" svg:y="38.656cm">
          <text:p text:style-name="P1"><text:span text:style-name="T1">Clustering</text:span></text:p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18.796cm" svg:height="5.969cm" svg:x="10.198cm" svg:y="41.0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20" draw:layer="layout" svg:width="5.588cm" svg:height="1.377cm" svg:x="10.853cm" svg:y="43.106cm">
          <draw:text-box>
            <text:p><text:span text:style-name="T3">Clustering Model 1</text:span></text:p>
          </draw:text-box>
        </draw:frame>
        <draw:frame draw:style-name="gr24" draw:text-style-name="P6" draw:layer="layout" svg:width="1.27cm" svg:height="1.12cm" draw:transform="rotate (0.767246739176707) translate (21.175cm 43.976cm)">
          <draw:text-box>
            <text:p><text:span text:style-name="T1">...</text:span></text:p>
          </draw:text-box>
        </draw:frame>
        <draw:g xml:id="id14" draw:id="id14">
          <draw:custom-shape draw:style-name="gr25" draw:text-style-name="P21" draw:layer="layout" svg:width="6.121cm" svg:height="2.54cm" svg:x="10.548cm" svg:y="41.365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frame draw:style-name="gr5" draw:text-style-name="P6" draw:layer="layout" svg:width="1.27cm" svg:height="1.143cm" svg:x="13.889cm" svg:y="41.827cm">
            <draw:text-box>
              <text:p><text:span text:style-name="T1">...</text:span></text:p>
            </draw:text-box>
          </draw:frame>
          <draw:custom-shape draw:style-name="gr26" draw:text-style-name="P22" draw:layer="layout" svg:width="1.471cm" svg:height="1.471cm" draw:transform="rotate (-1.57219259019649) translate (12.224cm 41.59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22" draw:layer="layout" svg:width="1.471cm" svg:height="1.471cm" draw:transform="rotate (-1.57219259019649) translate (13.951cm 41.59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22" draw:layer="layout" svg:width="1.471cm" svg:height="1.471cm" draw:transform="rotate (-1.57219259019649) translate (16.494cm 41.59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text-style-name="P11" draw:layer="layout" svg:width="1.194cm" svg:height="0.973cm" svg:x="10.878cm" svg:y="41.853cm">
            <draw:image xlink:href="Pictures/1000020100000041000000359D2A6C32F55D64E9.png" xlink:type="simple" xlink:show="embed" xlink:actuate="onLoad">
              <text:p/>
            </draw:image>
          </draw:frame>
          <draw:frame draw:style-name="gr9" draw:text-style-name="P11" draw:layer="layout" svg:width="1.194cm" svg:height="0.973cm" svg:x="12.578cm" svg:y="41.854cm">
            <draw:image xlink:href="Pictures/100002010000004100000030085383B29320D617.png" xlink:type="simple" xlink:show="embed" xlink:actuate="onLoad">
              <text:p/>
            </draw:image>
          </draw:frame>
          <draw:frame draw:style-name="gr9" draw:text-style-name="P11" draw:layer="layout" svg:width="1.194cm" svg:height="0.973cm" svg:x="15.178cm" svg:y="41.854cm">
            <draw:image xlink:href="Pictures/10000201000000460000003307D5D193ACFE5FB5.png" xlink:type="simple" xlink:show="embed" xlink:actuate="onLoad">
              <text:p/>
            </draw:image>
          </draw:frame>
        </draw:g>
        <draw:custom-shape draw:style-name="gr25" draw:text-style-name="P21" xml:id="id17" draw:id="id17" draw:layer="layout" svg:width="6.121cm" svg:height="2.54cm" svg:x="22.448cm" svg:y="41.341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3" draw:text-style-name="P20" draw:layer="layout" svg:width="5.588cm" svg:height="1.377cm" svg:x="22.844cm" svg:y="43.064cm">
          <draw:text-box>
            <text:p><text:span text:style-name="T3">Clustering Model C</text:span></text:p>
          </draw:text-box>
        </draw:frame>
        <draw:custom-shape draw:style-name="gr26" draw:text-style-name="P22" draw:layer="layout" svg:width="1.471cm" svg:height="1.471cm" draw:transform="rotate (-1.57219259019649) translate (24.124cm 41.5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2" draw:layer="layout" svg:width="1.471cm" svg:height="1.471cm" draw:transform="rotate (-1.57219259019649) translate (25.851cm 41.5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2" draw:layer="layout" svg:width="1.471cm" svg:height="1.471cm" draw:transform="rotate (-1.57219259019649) translate (28.394cm 41.5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1.27cm" svg:height="1.143cm" svg:x="25.788cm" svg:y="41.805cm">
          <draw:text-box>
            <text:p><text:span text:style-name="T1">...</text:span></text:p>
          </draw:text-box>
        </draw:frame>
        <draw:frame draw:style-name="gr9" draw:text-style-name="P11" draw:layer="layout" svg:width="1.194cm" svg:height="0.973cm" svg:x="22.778cm" svg:y="41.854cm">
          <draw:image xlink:href="Pictures/10000201000000420000003277B024A125283A75.png" xlink:type="simple" xlink:show="embed" xlink:actuate="onLoad">
            <text:p/>
          </draw:image>
        </draw:frame>
        <draw:frame draw:style-name="gr9" draw:text-style-name="P11" draw:layer="layout" svg:width="1.194cm" svg:height="0.973cm" svg:x="24.478cm" svg:y="41.855cm">
          <draw:image xlink:href="Pictures/10000201000000430000002C956BA650ABB1A5BA.png" xlink:type="simple" xlink:show="embed" xlink:actuate="onLoad">
            <text:p/>
          </draw:image>
        </draw:frame>
        <draw:frame draw:style-name="gr9" draw:text-style-name="P11" draw:layer="layout" svg:width="1.194cm" svg:height="0.973cm" svg:x="27.078cm" svg:y="41.856cm">
          <draw:image xlink:href="Pictures/10000201000000450000003025AEDEEC6D6E8FAE.png" xlink:type="simple" xlink:show="embed" xlink:actuate="onLoad">
            <text:p/>
          </draw:image>
        </draw:frame>
        <draw:custom-shape draw:style-name="gr25" draw:text-style-name="P21" draw:layer="layout" svg:width="6.121cm" svg:height="2.54cm" svg:x="15.448cm" svg:y="44.153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3" draw:text-style-name="P20" xml:id="id16" draw:id="id16" draw:layer="layout" svg:width="5.588cm" svg:height="1.377cm" svg:x="15.732cm" svg:y="45.958cm">
          <draw:text-box>
            <text:p><text:span text:style-name="T3">Clustering Model 2</text:span></text:p>
          </draw:text-box>
        </draw:frame>
        <draw:custom-shape draw:style-name="gr26" draw:text-style-name="P22" draw:layer="layout" svg:width="1.471cm" svg:height="1.471cm" draw:transform="rotate (-1.57219259019649) translate (17.124cm 44.3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2" draw:layer="layout" svg:width="1.471cm" svg:height="1.471cm" draw:transform="rotate (-1.57219259019649) translate (18.851cm 44.3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2" draw:layer="layout" svg:width="1.471cm" svg:height="1.471cm" draw:transform="rotate (-1.57219259019649) translate (21.394cm 44.3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1.27cm" svg:height="1.143cm" svg:x="18.789cm" svg:y="44.628cm">
          <draw:text-box>
            <text:p><text:span text:style-name="T1">...</text:span></text:p>
          </draw:text-box>
        </draw:frame>
        <draw:frame draw:style-name="gr9" draw:text-style-name="P11" draw:layer="layout" svg:width="1.194cm" svg:height="0.973cm" svg:x="15.778cm" svg:y="44.655cm">
          <draw:image xlink:href="Pictures/100002010000003D000000350F53DF741D2ACC93.png" xlink:type="simple" xlink:show="embed" xlink:actuate="onLoad">
            <text:p/>
          </draw:image>
        </draw:frame>
        <draw:frame draw:style-name="gr9" draw:text-style-name="P11" draw:layer="layout" svg:width="1.194cm" svg:height="0.973cm" svg:x="17.478cm" svg:y="44.656cm">
          <draw:image xlink:href="Pictures/100002010000003E00000031328523C22708263D.png" xlink:type="simple" xlink:show="embed" xlink:actuate="onLoad">
            <text:p/>
          </draw:image>
        </draw:frame>
        <draw:frame draw:style-name="gr9" draw:text-style-name="P11" draw:layer="layout" svg:width="1.194cm" svg:height="0.973cm" svg:x="20.078cm" svg:y="44.657cm">
          <draw:image xlink:href="Pictures/10000201000000430000002C714E53CD5BDFBC79.png" xlink:type="simple" xlink:show="embed" xlink:actuate="onLoad">
            <text:p/>
          </draw:image>
        </draw:frame>
        <draw:connector draw:style-name="gr10" draw:text-style-name="P11" draw:layer="layout" draw:type="line" svg:x1="15.412cm" svg:y1="37.224cm" svg:x2="19.642cm" svg:y2="38.656cm" draw:start-shape="id10" draw:start-glue-point="1" draw:end-shape="id13" draw:end-glue-point="0" svg:d="M15412 37224l4230 1432" svg:viewBox="0 0 4231 1433">
          <text:p/>
        </draw:connector>
        <draw:connector draw:style-name="gr10" draw:text-style-name="P11" draw:layer="layout" draw:type="line" svg:x1="18.577cm" svg:y1="37.149cm" svg:x2="19.642cm" svg:y2="38.656cm" draw:start-shape="id11" draw:start-glue-point="1" draw:end-shape="id13" draw:end-glue-point="0" svg:d="M18577 37149l1065 1507" svg:viewBox="0 0 1066 1508">
          <text:p/>
        </draw:connector>
        <draw:connector draw:style-name="gr10" draw:text-style-name="P11" draw:layer="layout" draw:type="line" svg:x1="23.428cm" svg:y1="37.149cm" svg:x2="19.642cm" svg:y2="38.656cm" draw:start-shape="id12" draw:start-glue-point="1" draw:end-shape="id13" draw:end-glue-point="0" svg:d="M23428 37149l-3786 1507" svg:viewBox="0 0 3787 1508">
          <text:p/>
        </draw:connector>
        <draw:connector draw:style-name="gr10" draw:text-style-name="P11" draw:layer="layout" draw:type="line" svg:x1="19.642cm" svg:y1="39.926cm" svg:x2="13.608cm" svg:y2="41.365cm" draw:start-shape="id13" draw:start-glue-point="2" draw:end-shape="id14" draw:end-glue-point="0" svg:d="M19642 39926l-6034 1439" svg:viewBox="0 0 6035 1440">
          <text:p/>
        </draw:connector>
        <draw:connector draw:style-name="gr10" draw:text-style-name="P11" draw:layer="layout" draw:type="line" svg:x1="19.642cm" svg:y1="39.926cm" svg:x2="25.508cm" svg:y2="41.341cm" draw:start-shape="id13" draw:start-glue-point="2" svg:d="M19642 39926l5866 1415" svg:viewBox="0 0 5867 1416">
          <text:p/>
        </draw:connector>
        <draw:connector draw:style-name="gr10" draw:text-style-name="P11" draw:layer="layout" draw:type="line" svg:x1="19.642cm" svg:y1="39.926cm" svg:x2="18.508cm" svg:y2="44.153cm" draw:start-shape="id13" draw:start-glue-point="2" svg:d="M19642 39926l-1134 4227" svg:viewBox="0 0 1135 4228">
          <text:p/>
        </draw:connector>
        <draw:custom-shape draw:style-name="gr27" draw:text-style-name="P23" xml:id="id15" draw:id="id15" draw:layer="layout" svg:width="7.62cm" svg:height="1.27cm" svg:x="15.832cm" svg:y="48.016cm">
          <text:p text:style-name="P1"><text:span text:style-name="T1">Model Selection</text:span></text:p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10.795cm" svg:height="3.454cm" svg:x="13.954cm" svg:y="50.4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1" xml:id="id19" draw:id="id19" draw:layer="layout" svg:width="6.121cm" svg:height="2.54cm" svg:x="16.555cm" svg:y="50.89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3" draw:text-style-name="P20" draw:layer="layout" svg:width="5.588cm" svg:height="1.377cm" svg:x="16.854cm" svg:y="52.691cm">
          <draw:text-box>
            <text:p><text:span text:style-name="T3">Clustering Model 2</text:span></text:p>
          </draw:text-box>
        </draw:frame>
        <draw:custom-shape draw:style-name="gr30" draw:text-style-name="P24" draw:layer="layout" svg:width="1.471cm" svg:height="1.471cm" draw:transform="rotate (-1.57219259019649) translate (18.231cm 51.1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4" draw:layer="layout" svg:width="1.471cm" svg:height="1.471cm" draw:transform="rotate (-1.57219259019649) translate (19.958cm 51.1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4" draw:layer="layout" svg:width="1.471cm" svg:height="1.471cm" draw:transform="rotate (-1.57219259019649) translate (22.501cm 51.1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1.27cm" svg:height="1.143cm" svg:x="19.896cm" svg:y="51.365cm">
          <draw:text-box>
            <text:p><text:span text:style-name="T1">...</text:span></text:p>
          </draw:text-box>
        </draw:frame>
        <draw:frame draw:style-name="gr9" draw:text-style-name="P11" draw:layer="layout" svg:width="1.194cm" svg:height="0.973cm" svg:x="16.885cm" svg:y="51.392cm">
          <draw:image xlink:href="Pictures/100002010000003D00000035575F2A0AB7BC2CEB.png" xlink:type="simple" xlink:show="embed" xlink:actuate="onLoad">
            <text:p/>
          </draw:image>
        </draw:frame>
        <draw:frame draw:style-name="gr9" draw:text-style-name="P11" draw:layer="layout" svg:width="1.194cm" svg:height="0.973cm" svg:x="18.585cm" svg:y="51.393cm">
          <draw:image xlink:href="Pictures/100002010000003E00000031C705272E96D9144A.png" xlink:type="simple" xlink:show="embed" xlink:actuate="onLoad">
            <text:p/>
          </draw:image>
        </draw:frame>
        <draw:frame draw:style-name="gr9" draw:text-style-name="P11" draw:layer="layout" svg:width="1.194cm" svg:height="0.973cm" svg:x="21.185cm" svg:y="51.394cm">
          <draw:image xlink:href="Pictures/100002010000004800000030102485516B4EE4F4.png" xlink:type="simple" xlink:show="embed" xlink:actuate="onLoad">
            <text:p/>
          </draw:image>
        </draw:frame>
        <draw:connector draw:style-name="gr10" draw:text-style-name="P11" draw:layer="layout" draw:type="curve" svg:x1="13.608cm" svg:y1="43.905cm" svg:x2="15.832cm" svg:y2="48.651cm" draw:start-shape="id14" draw:start-glue-point="2" draw:end-shape="id15" draw:end-glue-point="3" svg:d="M13608 43905c0 3164 741 4746 2224 4746" svg:viewBox="0 0 2225 4747">
          <text:p/>
        </draw:connector>
        <draw:connector draw:style-name="gr10" draw:text-style-name="P11" draw:layer="layout" draw:type="curve" svg:x1="15.732cm" svg:y1="46.646cm" svg:x2="15.832cm" svg:y2="48.651cm" draw:start-shape="id16" draw:start-glue-point="3" draw:end-shape="id15" svg:d="M15732 46646c-750 0-800 2005 100 2005" svg:viewBox="0 0 670 2006">
          <text:p/>
        </draw:connector>
        <draw:connector draw:style-name="gr10" draw:text-style-name="P11" draw:layer="layout" draw:type="curve" svg:x1="25.509cm" svg:y1="43.881cm" svg:x2="23.452cm" svg:y2="48.651cm" draw:start-shape="id17" draw:start-glue-point="6" draw:end-shape="id15" draw:end-glue-point="1" svg:d="M25509 43881c0 3180-685 4770-2057 4770" svg:viewBox="0 0 2058 4771">
          <text:p/>
        </draw:connector>
        <draw:connector draw:style-name="gr7" draw:text-style-name="P11" xml:id="id18" draw:id="id18" draw:layer="layout" draw:type="line" svg:x1="19.642cm" svg:y1="49.286cm" svg:x2="19.642cm" svg:y2="49.286cm" draw:start-shape="id15" draw:start-glue-point="2" draw:end-shape="id15" svg:d="M19642 49286z" svg:viewBox="0 0 1 1">
          <text:p/>
        </draw:connector>
        <draw:connector draw:style-name="gr10" draw:text-style-name="P11" draw:layer="layout" draw:type="line" svg:x1="19.642cm" svg:y1="49.286cm" svg:x2="19.616cm" svg:y2="50.89cm" draw:start-shape="id18" draw:start-glue-point="0" draw:end-shape="id19" draw:end-glue-point="4" svg:d="M19642 49286l-26 1604" svg:viewBox="0 0 27 160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Abyssinica SIL1" svg:font-family="'Abyssinica SIL'" style:font-adornments="Bold" style:font-pitch="variable"/>
    <style:font-face style:name="Abyssinica SIL2" svg:font-family="'Abyssinica SIL'" style:font-adornments="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Hatching_20_1" draw:display-name="Hatching 1" draw:style="double" draw:color="#333333" draw:distance="0.076cm" draw:rotation="450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71.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8T13:57:12.184495993</meta:creation-date>
    <dc:date>2016-10-07T22:37:44.612388788</dc:date>
    <meta:editing-duration>PT3H59S</meta:editing-duration>
    <meta:editing-cycles>24</meta:editing-cycles>
    <meta:generator>LibreOffice/5.1.4.2$Linux_X86_64 LibreOffice_project/10m0$Build-2</meta:generator>
    <meta:document-statistic meta:object-count="163"/>
  </office:meta>
</office:document-meta>
</file>